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333333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2.245cm"/>
    </style:style>
    <style:style style:name="gr5" style:family="graphic" style:parent-style-name="standard">
      <style:graphic-properties draw:stroke="none" svg:stroke-color="#000000" draw:fill="none" draw:fill-color="#ffffff" fo:min-height="1.2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gr7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9cm" svg:height="2.6cm" svg:x="7.1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55cm" svg:y1="6.4cm" svg:x2="6.406cm" svg:y2="8.495cm" draw:start-shape="id1" draw:start-glue-point="8" svg:d="m8550 6400-2144 2095" svg:viewBox="0 0 2145 2096">
          <text:p/>
        </draw:connector>
        <draw:connector draw:style-name="gr2" draw:text-style-name="P1" draw:layer="layout" draw:type="line" svg:x1="8.55cm" svg:y1="6.4cm" svg:x2="10.862cm" svg:y2="8.541cm" draw:start-shape="id1" draw:start-glue-point="8" svg:d="m8550 6400 2312 2141" svg:viewBox="0 0 2313 2142">
          <text:p/>
        </draw:connector>
        <draw:custom-shape draw:style-name="gr3" draw:text-style-name="P1" draw:layer="layout" svg:width="2.5cm" svg:height="2.2cm" svg:x="4.9cm" svg:y="8.7cm">
          <text:p text:style-name="P1">[40,5]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2.2cm" svg:x="9.7cm" svg:y="8.7cm">
          <text:p text:style-name="P1">[10,45]</text:p>
          <draw:enhanced-geometry svg:viewBox="0 0 21600 21600" draw:type="rectangle" draw:enhanced-path="M 0 0 L 21600 0 21600 21600 0 21600 0 0 Z N"/>
        </draw:custom-shape>
        <draw:frame draw:style-name="gr4" draw:layer="layout" svg:width="5.5cm" svg:height="2.495cm" svg:x="7.5cm" svg:y="4cm">
          <draw:text-box>
            <text:p><text:s text:c="3"/>X</text:p>
            <text:p>[50,50]</text:p>
          </draw:text-box>
        </draw:frame>
        <draw:frame draw:style-name="gr5" draw:layer="layout" svg:width="2.2cm" svg:height="1.673cm" svg:x="5.1cm" svg:y="6.2cm">
          <draw:text-box>
            <text:p>X &gt; r</text:p>
            <text:p/>
          </draw:text-box>
        </draw:frame>
        <draw:frame draw:style-name="gr5" draw:layer="layout" svg:width="2.2cm" svg:height="1.673cm" svg:x="10.1cm" svg:y="6.3cm">
          <draw:text-box>
            <text:p>X &lt; r</text:p>
            <text:p/>
          </draw:text-box>
        </draw:frame>
        <draw:frame draw:style-name="gr6" draw:layer="layout" svg:width="1cm" svg:height="1.15cm" svg:x="5.1cm" svg:y="7.8cm">
          <draw:text-box>
            <text:p>L</text:p>
          </draw:text-box>
        </draw:frame>
        <draw:frame draw:style-name="gr7" draw:layer="layout" svg:width="0.8cm" svg:height="0.962cm" svg:x="11cm" svg:y="7.8cm">
          <draw:text-box>
            <text:p>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. Ramesh-Lalchand</meta:initial-creator>
    <meta:creation-date>2016-03-14T00:19:05</meta:creation-date>
    <dc:date>2016-03-14T00:28:32</dc:date>
    <dc:creator>V. Ramesh-Lalchand</dc:creator>
    <meta:editing-duration>P0D</meta:editing-duration>
    <meta:editing-cycles>1</meta:editing-cycles>
    <meta:document-statistic meta:object-count="10"/>
    <meta:generator>LibreOffice/3.5$Linux_X86_64 LibreOffice_project/350m1$Build-2</meta:generator>
  </office:meta>
</office:document-meta>
</file>